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table:number-columns-repeated="2"/>
          <table:table-cell office:value-type="string">
            <text:p>payment</text:p>
          </table:table-cell>
          <table:table-cell office:value-type="string">
            <text:p>10% to ama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raj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22/01/2022</text:date>, <text:time>00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22T00:12:12.60</dc:date>
    <dc:creator>Suprabhat Maurya</dc:creator>
    <meta:editing-duration>PT3M50S</meta:editing-duration>
    <meta:editing-cycles>1</meta:editing-cycles>
    <meta:document-statistic meta:table-count="3" meta:cell-count="23" meta:object-count="0"/>
    <meta:generator>OpenOffice/4.1.11$Win32 OpenOffice.org_project/4111m1$Build-9808</meta:generator>
  </office:meta>
</office:document-meta>
</file>